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951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02cm solid #c0c0c0" style:vertical-align="middl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background-color="#e6e6e6" style:text-align-source="fix" style:repeat-content="false" fo:wrap-option="wrap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c0c0c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lours</text:p>
          </table:table-cell>
          <table:table-cell table:style-name="ce4" office:value-type="string">
            <text:p>Strip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ghanista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lbani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lgeri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merican-Samo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ndorr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ngol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table:number-columns-repeated="1020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2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